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IXEIRO5" table:style-name="ta1">
        <table:shapes>
          <draw:frame draw:z-index="0" draw:style-name="gr1" draw:text-style-name="P1" svg:width="15.999cm" svg:height="8.999cm" svg:x="2.05cm" svg:y="0.1cm">
            <draw:object draw:notify-on-update-of-ranges="CAIXEIRO5.B1:CAIXEIRO5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2cm" svg:height="9.005cm" svg:x="17.755cm" svg:y="0.185cm">
            <draw:object draw:notify-on-update-of-ranges="CAIXEIRO5.C1:CAIXEIRO5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440" calcext:value-type="float">
            <text:p>7344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17" calcext:value-type="float">
            <text:p>27117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80" calcext:value-type="float">
            <text:p>24080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400" calcext:value-type="float">
            <text:p>2940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70" calcext:value-type="float">
            <text:p>1587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16" calcext:value-type="float">
            <text:p>15916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07" calcext:value-type="float">
            <text:p>1540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59" calcext:value-type="float">
            <text:p>12059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07" calcext:value-type="float">
            <text:p>610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73" calcext:value-type="float">
            <text:p>6773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" calcext:value-type="float">
            <text:p>640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44" calcext:value-type="float">
            <text:p>2844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8" calcext:value-type="float">
            <text:p>2548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63" calcext:value-type="float">
            <text:p>1863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0" calcext:value-type="float">
            <text:p>199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0" calcext:value-type="float">
            <text:p>1290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" calcext:value-type="float">
            <text:p>819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4" calcext:value-type="float">
            <text:p>86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8" calcext:value-type="float">
            <text:p>55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4" calcext:value-type="float">
            <text:p>224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185" calcext:value-type="float">
            <text:p>2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30:35.643382327</dc:date>
    <meta:editing-duration>PT1M47S</meta:editing-duration>
    <meta:editing-cycles>1</meta:editing-cycles>
    <meta:document-statistic meta:table-count="1" meta:cell-count="22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CAIXEIRO TESTE 5 - AVALIAÇÕES</text:p>
        </chart:title>
        <chart:plot-area chart:style-name="ch3" table:cell-range-address="CAIXEIRO5.B1:CAIXEIRO5.B75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CAIXEIRO5.B1:CAIXEIRO5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440">
                <text:p>73440</text:p>
                <draw:g>
                  <svg:desc>CAIXEIRO5.B1:CAIXEIRO5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17">
                <text:p>2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80">
                <text:p>240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70">
                <text:p>15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16">
                <text:p>15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07">
                <text:p>15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59">
                <text:p>12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title svg:x="4.316cm" svg:y="0.316cm" chart:style-name="ch2">
          <text:p>CAIXEIRO TESTE 5 - AVALIAÇÕES</text:p>
        </chart:title>
        <chart:plot-area chart:style-name="ch3" table:cell-range-address="CAIXEIRO5.C1:CAIXEIRO5.C75" svg:x="1.331cm" svg:y="1.275cm" svg:width="14.372cm" svg:height="6.57cm">
          <chart:coordinate-region svg:x="2.323cm" svg:y="1.474cm" svg:width="13.38cm" svg:height="5.579cm"/>
          <chart:axis chart:dimension="x" chart:name="primary-x" chart:style-name="ch4">
            <chart:title svg:x="7.56cm" svg:y="8.025cm" chart:style-name="ch5">
              <text:p>GERAÇÕES</text:p>
            </chart:title>
          </chart:axis>
          <chart:axis chart:dimension="y" chart:name="primary-y" chart:style-name="ch4">
            <chart:title svg:x="0.451cm" svg:y="5.623cm" chart:style-name="ch6">
              <text:p>AVALIAÇÕES</text:p>
            </chart:title>
            <chart:grid chart:style-name="ch7" chart:class="major"/>
          </chart:axis>
          <chart:series chart:style-name="ch8" chart:values-cell-range-address="CAIXEIRO5.C1:CAIXEIRO5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5">
                <text:p>1475</text:p>
                <draw:g>
                  <svg:desc>CAIXEIRO5.C1:CAIXEIRO5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85">
                <text:p>2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